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Writer.visitRequire( final String module , final int access , final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uleWriter.putAttributes( final ByteVector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oduleWriter.visitOpen( final String packaze , final int access , final String ... modu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Writer.visitUse( final String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Write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uleWriter.ModuleWriter( final SymbolTable symbolTable , final int name , final int access , final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uleWriter.computeAttributes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uleWriter.visitPackage( final String packa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Writer.visitMainClass( final String mai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Writer.getAttributeCou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Writer.visitExport( final String packaze , final int access , final String ... modu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Writer.visitProvide( final String service , final String ... provi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